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ce271" officeooo:paragraph-rsid="000ce271"/>
    </style:style>
    <style:style style:name="P2" style:family="paragraph" style:parent-style-name="Standard">
      <style:text-properties officeooo:rsid="000eb91d" officeooo:paragraph-rsid="000eb91d"/>
    </style:style>
    <style:style style:name="P3" style:family="paragraph" style:parent-style-name="Standard">
      <style:text-properties officeooo:rsid="000ce271" officeooo:paragraph-rsid="00116a04"/>
    </style:style>
    <style:style style:name="P4" style:family="paragraph" style:parent-style-name="Standard">
      <style:text-properties officeooo:rsid="000ce271" officeooo:paragraph-rsid="000ce271"/>
    </style:style>
    <style:style style:name="P5" style:family="paragraph" style:parent-style-name="Standard">
      <style:text-properties officeooo:rsid="00116a04" officeooo:paragraph-rsid="00116a04"/>
    </style:style>
    <style:style style:name="P6" style:family="paragraph" style:parent-style-name="Standard">
      <style:text-properties officeooo:rsid="0012c574" officeooo:paragraph-rsid="0012c574"/>
    </style:style>
    <style:style style:name="P7" style:family="paragraph" style:parent-style-name="Standard">
      <style:text-properties officeooo:rsid="0012c574" officeooo:paragraph-rsid="0012e522"/>
    </style:style>
    <style:style style:name="P8" style:family="paragraph" style:parent-style-name="Standard">
      <style:text-properties officeooo:rsid="000da97e" officeooo:paragraph-rsid="000ce271"/>
    </style:style>
    <style:style style:name="P9" style:family="paragraph" style:parent-style-name="Standard">
      <style:text-properties officeooo:rsid="0012e522" officeooo:paragraph-rsid="0012e522"/>
    </style:style>
    <style:style style:name="T1" style:family="text">
      <style:text-properties officeooo:rsid="000da97e"/>
    </style:style>
    <style:style style:name="T2" style:family="text">
      <style:text-properties officeooo:rsid="000efdd9"/>
    </style:style>
    <style:style style:name="T3" style:family="text">
      <style:text-properties officeooo:rsid="00116a04"/>
    </style:style>
    <style:style style:name="T4" style:family="text">
      <style:text-properties officeooo:rsid="0012c574"/>
    </style:style>
    <style:style style:name="T5" style:family="text">
      <style:text-properties officeooo:rsid="0012ffc4"/>
    </style:style>
    <style:style style:name="T6" style:family="text">
      <style:text-properties officeooo:rsid="001485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asurement of PUI in a 3D velocity distribution function. </text:p>
      <text:p text:style-name="P1"/>
      <text:p text:style-name="P1">PUI: ions within the heliosphere that are former neutral particles and become ionized by e.g. solar wind or solar radiation. One source of these particles is the local interstellar medium, which is a “cold” plasma and contains neutral particles that are able to penetrate the heliopause. As long as they are neutral, they are only affected by the Sun’s gravitational force and flow relatively free but when they are ionized they are affected by the electromagnetic field in the heliosphere: they start to gyrate around the magnetic field lines and thus are picked up from the location of their ionization.</text:p>
      <text:p text:style-name="P1">Now they can also be measured, e.g. by SWICS:</text:p>
      <text:p text:style-name="P1"/>
      <text:p text:style-name="P3">SWICS is a time-of-flight mass spectrometer <text:span text:style-name="T3">and is in my case mounted on the spacecraft Ulysses for which you can see the 1st orbit here... Ulysses had a very unique orbit: it was launched from earth, flew within the ecliptic towards Jupiter and then, after the Jupiter fly-by, Ulysses followed a trajectory out of (nearly perpendicular) to the ecliptic. It completed nearly three of those orbits before it was shut down in 2009.</text:span></text:p>
      <text:p text:style-name="P3"/>
      <text:p text:style-name="P5">Back to the instrument SWICS: On the right <text:span text:style-name="T4">side </text:span>you can see a schematic on how particles are measured within. </text:p>
      <text:p text:style-name="P3">For an incident particle we get basically three values: </text:p>
      <text:p text:style-name="P1">- Energy-per-charge derived from the voltage applied here between those capacitor plates so that only particles with a certain epq-ratio can enter the following part of the instrument.</text:p>
      <text:p text:style-name="P1">- time-of-flight is measured by measuring start and stop signal via electrons</text:p>
      <text:p text:style-name="P1">- residual energy after <text:s/>this flight path is measured by an ssd-detector</text:p>
      <text:p text:style-name="P1"/>
      <text:p text:style-name="P1">three measurements: <text:span text:style-name="T1">We can derive three values for the particle, i.e., the mass, mass per charge </text:span><text:span text:style-name="T4">(identification!)</text:span><text:span text:style-name="T1"> and the absolute value of the velocity the particle had before entering the instrument.</text:span></text:p>
      <text:p text:style-name="P1"/>
      <text:p text:style-name="P6">If we measure more than one particle we can draw velocity distributions for particular species, in my case He+ PUIs. </text:p>
      <text:p text:style-name="P6"/>
      <text:p text:style-name="P6">Here you see two different velocity distributions, one is the 1D version where you have the velocity on the x-axis and the number of measured particles at this velocity (or in this case the phase space density) on the y-axis. Solar wind and this “knee” are the PUIs</text:p>
      <text:p text:style-name="P8"/>
      <text:p text:style-name="P7">This 1D case is the classical representation of velocity distributions, where you plot the absolute value of velocity. However, if we expect the PUI's velocity distribution to have a certain shape in 3D we would lose information with this reduced 1D representation. So the goal is to have something like this, which is also part of a velocity distribution but in 3D (and because it's not easy to depict 3D shapes it's only a cut through it...). </text:p>
      <text:p text:style-name="P7">To gain this 3D VDF it's not sufficient to consider the absolut<text:span text:style-name="T6">e</text:span> value of velocity but we have to measure the velocity vectors in three dimensions.</text:p>
      <text:p text:style-name="P7"/>
      <text:p text:style-name="P9">SWICS is not specifically made for this but <text:span text:style-name="T5">we can at least use the partition of the SSD, so that we can discriminate between three different incident angles and we can also take advantage from the fact that SWICS is mounted on Ulysses, which is a rotation spacecraft and so SWICS rotates around one axis all the time and scans different parts of the velocity space and of course we can also use </text:span><text:span text:style-name="T6">the unique orbit of Ulysses and the fact that SWICS “looks” into different directions in spa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6T19:32:18.004091545</meta:creation-date>
    <dc:date>2022-03-03T17:17:48.750403093</dc:date>
    <meta:editing-duration>PT20M15S</meta:editing-duration>
    <meta:editing-cycles>3</meta:editing-cycles>
    <meta:generator>LibreOffice/7.0.4.2$Linux_X86_64 LibreOffice_project/00$Build-2</meta:generator>
    <meta:document-statistic meta:table-count="0" meta:image-count="0" meta:object-count="0" meta:page-count="1" meta:paragraph-count="15" meta:word-count="563" meta:character-count="3304" meta:non-whitespace-character-count="2750"/>
  </office:meta>
</office:document-meta>
</file>